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style:rel-width="100%" table:align="left"/>
    </style:style>
    <style:style style:name="表格1.A" style:family="table-column">
      <style:table-column-properties style:column-width="8.498cm" style:rel-column-width="32767*"/>
    </style:style>
    <style:style style:name="表格1.A1" style:family="table-cell">
      <style:table-cell-properties style:vertical-align="middle" fo:background-color="#00ff00" style:border-line-width-left="0.002cm 0.088cm 0.002cm" style:border-line-width-top="0.002cm 0.088cm 0.002cm" style:border-line-width-bottom="0.002cm 0.088cm 0.002cm" fo:padding="0.132cm" fo:border-left="0.092cm double #808080" fo:border-right="none" fo:border-top="0.092cm double #808080" fo:border-bottom="0.092cm double #808080">
        <style:background-image/>
      </style:table-cell-properties>
    </style:style>
    <style:style style:name="表格1.B1" style:family="table-cell">
      <style:table-cell-properties style:vertical-align="middle" fo:background-color="#00ff00" style:border-line-width="0.002cm 0.088cm 0.002cm" fo:padding="0.132cm" fo:border="0.092cm double #808080">
        <style:background-image/>
      </style:table-cell-properties>
    </style:style>
    <style:style style:name="表格1.A2" style:family="table-cell">
      <style:table-cell-properties style:vertical-align="middle" style:border-line-width-left="0.002cm 0.088cm 0.002cm" style:border-line-width-bottom="0.002cm 0.088cm 0.002cm" fo:padding="0.132cm" fo:border-left="0.092cm double #808080" fo:border-right="none" fo:border-top="none" fo:border-bottom="0.092cm double #808080"/>
    </style:style>
    <style:style style:name="表格1.B2" style:family="table-cell">
      <style:table-cell-properties style:vertical-align="middle" style:border-line-width-left="0.002cm 0.088cm 0.002cm" style:border-line-width-right="0.002cm 0.088cm 0.002cm" style:border-line-width-bottom="0.002cm 0.088cm 0.002cm" fo:padding="0.132cm" fo:border-left="0.092cm double #808080" fo:border-right="0.092cm double #808080" fo:border-top="none" fo:border-bottom="0.092cm double #808080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Times New Roman1" style:font-size-asian="14pt" style:font-style-asian="normal" style:font-weight-asian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bold" fo:background-color="#ffff00"/>
    </style:style>
    <style:style style:name="P7" style:family="paragraph" style:parent-style-name="Table_20_Contents">
      <style:text-properties fo:font-weight="bold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Heading_20_1">
      <style:text-properties fo:font-variant="normal" fo:text-transform="none" fo:color="#000000" style:font-name="Times New Roman1" fo:letter-spacing="normal" fo:font-style="normal"/>
    </style:style>
    <style:style style:name="T1" style:family="text">
      <style:text-properties style:font-name="Times New Roman1" fo:font-size="14pt" fo:font-style="normal" fo:font-weight="normal"/>
    </style:style>
    <style:style style:name="T2" style:family="text">
      <style:text-properties style:font-name-asian="Times New Roman1" style:font-size-asian="14pt" style:font-style-asian="normal" style:font-weight-asian="normal"/>
    </style:style>
    <style:style style:name="T3" style:family="text">
      <style:text-properties style:text-position="-33% 80%" style:font-name="Times New Roman1" fo:font-size="14pt" fo:font-style="normal" fo:font-weight="normal"/>
    </style:style>
    <style:style style:name="T4" style:family="text">
      <style:text-properties fo:color="#0000ff" style:font-name="MingLiU" fo:font-size="9.5pt" style:font-name-asian="MingLiU" style:font-size-asian="9.5pt" style:font-name-complex="MingLiU" style:font-size-complex="9.5pt"/>
    </style:style>
    <style:style style:name="T5" style:family="text">
      <style:text-properties style:use-window-font-color="true" style:font-name="MingLiU" fo:font-size="9.5pt" style:font-name-asian="MingLiU" style:font-size-asian="9.5pt" style:font-name-complex="MingLiU" style:font-size-complex="9.5pt"/>
    </style:style>
    <style:style style:name="T6" style:family="text">
      <style:text-properties fo:color="#2b91af" style:font-name="MingLiU" fo:font-size="9.5pt" style:font-name-asian="MingLiU" style:font-size-asian="9.5pt" style:font-name-complex="MingLiU" style:font-size-complex="9.5pt"/>
    </style:style>
    <style:style style:name="T7" style:family="text">
      <style:text-properties fo:color="#a31515" style:font-name="MingLiU" fo:font-size="9.5pt" style:font-name-asian="MingLiU" style:font-size-asian="9.5pt" style:font-name-complex="MingLiU" style:font-size-complex="9.5pt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Q11369: Shopaholic</text:h>
      <text:p text:style-name="P4"><text:span text:style-name="T1"><text:line-break/></text:span><text:span text:style-name="T2">林希是個購物狂。每次只要有買二送一的折扣，她就像瘋了一樣要買下店裡所有的商品。你已經放棄治療她的病了，但是想減少她的支出。</text:span></text:p>
      <text:p text:style-name="P4"><draw:frame draw:style-name="fr1" draw:name="圖形1" text:anchor-type="paragraph" svg:width="6.165cm" svg:height="2.805cm" draw:z-index="0"><draw:image xlink:href="http://luckycat.kshs.kh.edu.tw/homework/p11369.png" xlink:type="simple" xlink:show="embed" xlink:actuate="onLoad"/></draw:frame><text:span text:style-name="T1"><text:line-break/><text:line-break/></text:span><text:span text:style-name="T2">你知道買二送一所送的一定是結帳商品中最便宜的那幾樣。比如說，你的朋友拿了價值為</text:span><text:span text:style-name="T1">400, 350, 300, 250, 200, 150, </text:span><text:span text:style-name="T2">及 </text:span><text:span text:style-name="T1">100 </text:span><text:span text:style-name="T2">的七樣商品到櫃臺去結帳，她就得付 </text:span><text:span text:style-name="T1">1500 </text:span><text:span text:style-name="T2">元。她省下了最便宜的兩樣商品的價錢（</text:span><text:span text:style-name="T1">150</text:span><text:span text:style-name="T2">元及</text:span><text:span text:style-name="T1">100</text:span><text:span text:style-name="T2">元），也就是 </text:span><text:span text:style-name="T1">250 </text:span><text:span text:style-name="T2">元。如果她分三次去結帳，她可以省下更多的錢。比如說，她先拿</text:span><text:span text:style-name="T1">400, 300 </text:span><text:span text:style-name="T2">和 </text:span><text:span text:style-name="T1">250 </text:span><text:span text:style-name="T2">的去結，第一次就可以省下 </text:span><text:span text:style-name="T1">250 </text:span><text:span text:style-name="T2">元。第二次她只拿 </text:span><text:span text:style-name="T1">150 </text:span><text:span text:style-name="T2">元的去結，沒有折扣。但是第三次她拿 </text:span><text:span text:style-name="T1">350, 200, </text:span><text:span text:style-name="T2">和 </text:span><text:span text:style-name="T1">100 </text:span><text:span text:style-name="T2">的去結，又省了 </text:span><text:span text:style-name="T1">100 </text:span><text:span text:style-name="T2">元，總共省下了 </text:span><text:span text:style-name="T1">350 </text:span><text:span text:style-name="T2">元。</text:span><text:span text:style-name="T1"><text:line-break/><text:line-break/></text:span><text:span text:style-name="T2">你的工作便是找出林希最多可以省多少錢。</text:span></text:p>
      <text:p text:style-name="P6"><text:bookmark text:name="SECTION0001001000000000000000"/>Input</text:p>
      <text:p text:style-name="P3"><text:span text:style-name="T2">輸入的第一列含有一個整數 ，代表以下有多少筆測試資料。每筆測試有兩列，第一列是林希買的商品數 </text:span><text:span text:style-name="T1">1 &lt;= n &lt;= 20000</text:span><text:span text:style-name="T2">。下一列則是這些商品的價格 </text:span><text:span text:style-name="T1">1 &lt;= p</text:span><text:span text:style-name="T3">i</text:span><text:span text:style-name="T1"> &lt;= 20000</text:span><text:span text:style-name="T2">。請參考 </text:span><text:span text:style-name="T1">Sample Input</text:span><text:span text:style-name="T2">。</text:span></text:p>
      <text:p text:style-name="P6"><text:bookmark text:name="SECTION0001002000000000000000"/>Output</text:p>
      <text:p text:style-name="P5">每筆測試資料輸出一列，印出如果林希適當地分次結帳時所能省下的最大金額。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Sample Input</text:p>
          </table:table-cell>
          <table:table-cell table:style-name="表格1.B1" office:value-type="string">
            <text:p text:style-name="P7">Sample Output</text:p>
          </table:table-cell>
        </table:table-row>
        <table:table-row>
          <table:table-cell table:style-name="表格1.A2" office:value-type="string">
            <text:p text:style-name="Preformatted_20_Text">2</text:p>
            <text:p text:style-name="Preformatted_20_Text">6</text:p>
            <text:p text:style-name="Preformatted_20_Text">400 100 200 350 300 250</text:p>
            <text:p text:style-name="Preformatted_20_Text">3</text:p>
            <text:p text:style-name="P8">100 20 25 </text:p>
          </table:table-cell>
          <table:table-cell table:style-name="表格1.B2" office:value-type="string">
            <text:p text:style-name="Preformatted_20_Text">400</text:p>
            <text:p text:style-name="Preformatted_20_Text">20</text:p>
            <text:p text:style-name="P8"/>
          </table:table-cell>
        </table:table-row>
      </table:table>
      <text:p text:style-name="Text_20_body"><text:line-break/></text:p>
      <text:p text:style-name="Text_20_body"/>
      <text:p text:style-name="P1"><text:span text:style-name="T4">Private</text:span><text:span text:style-name="T5"> </text:span><text:span text:style-name="T4">Sub</text:span><text:span text:style-name="T5"> Form1_Load(</text:span><text:span text:style-name="T4">ByVal</text:span><text:span text:style-name="T5"> sender </text:span><text:span text:style-name="T4">As</text:span><text:span text:style-name="T5"> System.</text:span><text:span text:style-name="T6">Object</text:span><text:span text:style-name="T5">, </text:span><text:span text:style-name="T4">ByVal</text:span><text:span text:style-name="T5"> e </text:span><text:span text:style-name="T4">As</text:span><text:span text:style-name="T5"> System.</text:span><text:span text:style-name="T6">EventArgs</text:span><text:span text:style-name="T5">) </text:span><text:span text:style-name="T4">Handles</text:span><text:span text:style-name="T5"> </text:span><text:span text:style-name="T4">MyBase</text:span><text:span text:style-name="T5">.Load</text:span></text:p>
      <text:p text:style-name="P1"><text:span text:style-name="T5"><text:s text:c="8"/>FileOpen(1, </text:span><text:span text:style-name="T7">"in1.txt"</text:span><text:span text:style-name="T5">, 1)</text:span></text:p>
      <text:p text:style-name="P1"><text:span text:style-name="T5"><text:s text:c="8"/>FileOpen(2, </text:span><text:span text:style-name="T7">"out1.txt"</text:span><text:span text:style-name="T5">, 2)</text:span></text:p>
      <text:p text:style-name="P2"/>
      <text:p text:style-name="P1"><text:span text:style-name="T5"><text:s text:c="8"/></text:span><text:span text:style-name="T4">Dim</text:span><text:span text:style-name="T5"> a, b, c, g </text:span><text:span text:style-name="T4">As</text:span><text:span text:style-name="T5"> </text:span><text:span text:style-name="T4">Integer</text:span></text:p>
      <text:p text:style-name="P1"><text:span text:style-name="T5"><text:s text:c="8"/></text:span><text:span text:style-name="T4">Dim</text:span><text:span text:style-name="T5"> d$</text:span></text:p>
      <text:p text:style-name="P1"><text:span text:style-name="T5"><text:s text:c="8"/></text:span><text:span text:style-name="T4">Dim</text:span><text:span text:style-name="T5"> f()</text:span></text:p>
      <text:p text:style-name="P1"><text:span text:style-name="T5"><text:s text:c="8"/></text:span><text:span text:style-name="T4">Dim</text:span><text:span text:style-name="T5"> aa </text:span><text:span text:style-name="T4">As</text:span><text:span text:style-name="T5"> </text:span><text:span text:style-name="T4">Long</text:span></text:p>
      <text:p text:style-name="P2"><text:s text:c="8"/>a = LineInput(1)</text:p>
      <text:p text:style-name="P1"><text:span text:style-name="T5"><text:s text:c="8"/></text:span><text:span text:style-name="T4">For</text:span><text:span text:style-name="T5"> i = 1 </text:span><text:span text:style-name="T4">To</text:span><text:span text:style-name="T5"> a</text:span></text:p>
      <text:p text:style-name="P2"><text:s text:c="12"/>b = LineInput(1)</text:p>
      <text:p text:style-name="P2"><text:soft-page-break/><text:s text:c="12"/>d = LineInput(1)</text:p>
      <text:p text:style-name="P1"><text:span text:style-name="T5"><text:s text:c="12"/></text:span><text:span text:style-name="T4">ReDim</text:span><text:span text:style-name="T5"> f(b)</text:span></text:p>
      <text:p text:style-name="P1"><text:span text:style-name="T5"><text:s text:c="12"/></text:span><text:span text:style-name="T4">For</text:span><text:span text:style-name="T5"> j = 1 </text:span><text:span text:style-name="T4">To</text:span><text:span text:style-name="T5"> b</text:span></text:p>
      <text:p text:style-name="P1"><text:span text:style-name="T5"><text:s text:c="16"/></text:span><text:span text:style-name="T4">For</text:span><text:span text:style-name="T5"> k = 1 </text:span><text:span text:style-name="T4">To</text:span><text:span text:style-name="T5"> Len(d)</text:span></text:p>
      <text:p text:style-name="P1"><text:span text:style-name="T5"><text:s text:c="20"/></text:span><text:span text:style-name="T4">Select</text:span><text:span text:style-name="T5"> </text:span><text:span text:style-name="T4">Case</text:span><text:span text:style-name="T5"> Mid(d, g + k, 1)</text:span></text:p>
      <text:p text:style-name="P1"><text:span text:style-name="T5"><text:s text:c="24"/></text:span><text:span text:style-name="T4">Case</text:span><text:span text:style-name="T5"> </text:span><text:span text:style-name="T7">"0"</text:span><text:span text:style-name="T5"> </text:span><text:span text:style-name="T4">To</text:span><text:span text:style-name="T5"> </text:span><text:span text:style-name="T7">"9"</text:span></text:p>
      <text:p text:style-name="P2"><text:s text:c="28"/>c = c &amp; Mid(d, g + k, 1)</text:p>
      <text:p text:style-name="P1"><text:span text:style-name="T5"><text:s text:c="24"/></text:span><text:span text:style-name="T4">Case Else</text:span></text:p>
      <text:p text:style-name="P2"><text:s text:c="28"/>g = g + k</text:p>
      <text:p text:style-name="P1"><text:span text:style-name="T5"><text:s text:c="28"/></text:span><text:span text:style-name="T4">Exit For</text:span></text:p>
      <text:p text:style-name="P1"><text:span text:style-name="T5"><text:s text:c="20"/></text:span><text:span text:style-name="T4">End</text:span><text:span text:style-name="T5"> </text:span><text:span text:style-name="T4">Select</text:span></text:p>
      <text:p text:style-name="P1"><text:span text:style-name="T5"><text:s text:c="16"/></text:span><text:span text:style-name="T4">Next</text:span></text:p>
      <text:p text:style-name="P2"><text:s text:c="16"/>f(j) = c</text:p>
      <text:p text:style-name="P2"><text:s text:c="16"/>c = 0</text:p>
      <text:p text:style-name="P1"><text:span text:style-name="T5"><text:s text:c="12"/></text:span><text:span text:style-name="T4">Next</text:span></text:p>
      <text:p text:style-name="P1"><text:span text:style-name="T5"><text:s text:c="12"/></text:span><text:span text:style-name="T6">Array</text:span><text:span text:style-name="T5">.Sort(f)</text:span></text:p>
      <text:p text:style-name="P1"><text:span text:style-name="T5"><text:s text:c="12"/></text:span><text:span text:style-name="T6">Array</text:span><text:span text:style-name="T5">.Reverse(f)</text:span></text:p>
      <text:p text:style-name="P2"><text:s text:c="12"/>b = b \ 3</text:p>
      <text:p text:style-name="P1"><text:span text:style-name="T5"><text:s text:c="12"/></text:span><text:span text:style-name="T4">For</text:span><text:span text:style-name="T5"> l = 1 </text:span><text:span text:style-name="T4">To</text:span><text:span text:style-name="T5"> b</text:span></text:p>
      <text:p text:style-name="P2"><text:s text:c="16"/>aa = aa + f(l * 3 - 1)</text:p>
      <text:p text:style-name="P1"><text:span text:style-name="T5"><text:s text:c="12"/></text:span><text:span text:style-name="T4">Next</text:span></text:p>
      <text:p text:style-name="P1"><text:span text:style-name="T5"><text:s text:c="12"/></text:span><text:span text:style-name="T4">If</text:span><text:span text:style-name="T5"> i = a </text:span><text:span text:style-name="T4">Then</text:span></text:p>
      <text:p text:style-name="P2"><text:s text:c="16"/>Print(2, aa)</text:p>
      <text:p text:style-name="P1"><text:span text:style-name="T5"><text:s text:c="12"/></text:span><text:span text:style-name="T4">Else</text:span></text:p>
      <text:p text:style-name="P2"><text:s text:c="16"/>PrintLine(2, aa)</text:p>
      <text:p text:style-name="P1"><text:span text:style-name="T5"><text:s text:c="12"/></text:span><text:span text:style-name="T4">End</text:span><text:span text:style-name="T5"> </text:span><text:span text:style-name="T4">If</text:span></text:p>
      <text:p text:style-name="P2"><text:s text:c="12"/>c = 0</text:p>
      <text:p text:style-name="P2"><text:s text:c="12"/>g = 0</text:p>
      <text:p text:style-name="P2"><text:s text:c="12"/>aa = 0</text:p>
      <text:p text:style-name="P1"><text:span text:style-name="T5"><text:s text:c="8"/></text:span><text:span text:style-name="T4">Next</text:span></text:p>
      <text:p text:style-name="P1"><text:span text:style-name="T5"><text:s text:c="4"/></text:span><text:span text:style-name="T4">End</text:span><text:span text:style-name="T5"> </text:span><text:span text:style-name="T4">Sub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ingLiU" svg:font-family="MingLiU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S</meta:editing-duration>
    <meta:editing-cycles>3</meta:editing-cycles>
    <meta:generator>OpenOffice/4.1.3$Win32 OpenOffice.org_project/413m1$Build-9783</meta:generator>
    <dc:date>2018-01-01T21:17:10.88</dc:date>
    <meta:document-statistic meta:table-count="1" meta:image-count="1" meta:object-count="0" meta:page-count="2" meta:paragraph-count="58" meta:word-count="547" meta:character-count="1736"/>
    <meta:user-defined meta:name="Info 1"/>
    <meta:user-defined meta:name="Info 2"/>
    <meta:user-defined meta:name="Info 3"/>
    <meta:user-defined meta:name="Info 4"/>
  </office:meta>
</office:document-meta>
</file>